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automatic-styles>
    <style:style style:name="P1" style:family="paragraph" style:parent-style-name="Standard">
      <style:text-properties officeooo:rsid="000e7cc0" officeooo:paragraph-rsid="000e7cc0"/>
    </style:style>
    <style:style style:name="P2" style:family="paragraph" style:parent-style-name="Text_20_body">
      <style:text-properties officeooo:rsid="000e7cc0" officeooo:paragraph-rsid="000e7cc0"/>
    </style:style>
    <style:style style:name="P3" style:family="paragraph" style:parent-style-name="Standard">
      <style:paragraph-properties fo:text-align="justify" style:justify-single-word="false"/>
      <style:text-properties officeooo:rsid="000e7cc0" officeooo:paragraph-rsid="000e7cc0"/>
    </style:style>
    <style:style style:name="P4" style:family="paragraph" style:parent-style-name="Text_20_body">
      <style:text-properties officeooo:rsid="000e7cc0" officeooo:paragraph-rsid="0011dd78"/>
    </style:style>
    <style:style style:name="P5" style:family="paragraph" style:parent-style-name="Text_20_body">
      <style:text-properties officeooo:rsid="000e7cc0" officeooo:paragraph-rsid="001b0f3c"/>
    </style:style>
    <style:style style:name="P6" style:family="paragraph" style:parent-style-name="Text_20_body">
      <style:text-properties officeooo:rsid="000e7cc0" officeooo:paragraph-rsid="001c788f"/>
    </style:style>
    <style:style style:name="P7" style:family="paragraph" style:parent-style-name="Text_20_body">
      <style:text-properties officeooo:rsid="0012eeb1" officeooo:paragraph-rsid="0012eeb1"/>
    </style:style>
    <style:style style:name="P8" style:family="paragraph" style:parent-style-name="Standard">
      <style:text-properties fo:font-size="14pt" officeooo:rsid="000e7cc0" officeooo:paragraph-rsid="000e7cc0" style:font-size-asian="14pt" style:font-size-complex="14pt"/>
    </style:style>
    <style:style style:name="P9" style:family="paragraph" style:parent-style-name="Text_20_body">
      <style:text-properties officeooo:rsid="001e525c" officeooo:paragraph-rsid="001e525c"/>
    </style:style>
    <style:style style:name="P10" style:family="paragraph" style:parent-style-name="Standard">
      <style:paragraph-properties fo:text-align="justify" style:justify-single-word="false"/>
      <style:text-properties officeooo:rsid="000e7cc0" officeooo:paragraph-rsid="002ef94e"/>
    </style:style>
    <style:style style:name="P11" style:family="paragraph" style:parent-style-name="Heading_20_2">
      <style:text-properties officeooo:rsid="002cebf7" officeooo:paragraph-rsid="002cebf7"/>
    </style:style>
    <style:style style:name="P12" style:family="paragraph" style:parent-style-name="Heading_20_2">
      <style:text-properties officeooo:rsid="00376fd7" officeooo:paragraph-rsid="00376fd7"/>
    </style:style>
    <style:style style:name="P13" style:family="paragraph" style:parent-style-name="Heading_20_2">
      <style:text-properties officeooo:paragraph-rsid="00376fd7"/>
    </style:style>
    <style:style style:name="P14" style:family="paragraph" style:parent-style-name="Heading_20_3">
      <style:text-properties officeooo:rsid="000e7cc0" officeooo:paragraph-rsid="000e7cc0"/>
    </style:style>
    <style:style style:name="P15" style:family="paragraph" style:parent-style-name="Heading_20_3">
      <style:paragraph-properties fo:break-before="page"/>
      <style:text-properties officeooo:rsid="000e7cc0" officeooo:paragraph-rsid="000e7cc0"/>
    </style:style>
    <style:style style:name="P16" style:family="paragraph" style:parent-style-name="Heading_20_3">
      <style:text-properties officeooo:rsid="0012eeb1" officeooo:paragraph-rsid="0012eeb1"/>
    </style:style>
    <style:style style:name="P17" style:family="paragraph" style:parent-style-name="Heading_20_3" style:list-style-name="">
      <style:text-properties officeooo:rsid="001e525c" officeooo:paragraph-rsid="001e525c"/>
    </style:style>
    <style:style style:name="P18" style:family="paragraph" style:parent-style-name="Heading_20_3">
      <style:paragraph-properties fo:break-before="page"/>
      <style:text-properties officeooo:rsid="001e525c" officeooo:paragraph-rsid="001e525c"/>
    </style:style>
    <style:style style:name="P19" style:family="paragraph" style:parent-style-name="Heading_20_3">
      <style:text-properties officeooo:rsid="002126f4" officeooo:paragraph-rsid="002126f4"/>
    </style:style>
    <style:style style:name="P20" style:family="paragraph" style:parent-style-name="Heading_20_3">
      <style:paragraph-properties fo:break-before="page"/>
      <style:text-properties officeooo:rsid="0021dc3d" officeooo:paragraph-rsid="0021dc3d"/>
    </style:style>
    <style:style style:name="P21" style:family="paragraph" style:parent-style-name="Heading_20_3">
      <style:text-properties officeooo:rsid="00227dae" officeooo:paragraph-rsid="00227dae"/>
    </style:style>
    <style:style style:name="P22" style:family="paragraph" style:parent-style-name="Heading_20_3" style:list-style-name="">
      <style:text-properties officeooo:rsid="00227dae" officeooo:paragraph-rsid="002384b3"/>
    </style:style>
    <style:style style:name="P23" style:family="paragraph" style:parent-style-name="Heading_20_3">
      <style:paragraph-properties fo:break-before="page"/>
      <style:text-properties officeooo:rsid="002384b3" officeooo:paragraph-rsid="002384b3"/>
    </style:style>
    <style:style style:name="P24" style:family="paragraph" style:parent-style-name="Heading_20_3">
      <style:text-properties officeooo:rsid="0025282f" officeooo:paragraph-rsid="0025282f"/>
    </style:style>
    <style:style style:name="P25" style:family="paragraph" style:parent-style-name="Heading_20_3">
      <style:paragraph-properties fo:break-before="page"/>
      <style:text-properties officeooo:rsid="0028a404" officeooo:paragraph-rsid="0028a404"/>
    </style:style>
    <style:style style:name="P26" style:family="paragraph" style:parent-style-name="Heading_20_3">
      <style:text-properties officeooo:rsid="0028a404" officeooo:paragraph-rsid="0028a404"/>
    </style:style>
    <style:style style:name="P27" style:family="paragraph" style:parent-style-name="Heading_20_3">
      <style:paragraph-properties fo:break-before="page"/>
      <style:text-properties officeooo:rsid="0029d0f2" officeooo:paragraph-rsid="0029d0f2"/>
    </style:style>
    <style:style style:name="P28" style:family="paragraph" style:parent-style-name="Heading_20_4">
      <style:text-properties officeooo:rsid="000e7cc0" officeooo:paragraph-rsid="000e7cc0"/>
    </style:style>
    <style:style style:name="P29" style:family="paragraph" style:parent-style-name="Heading_20_4">
      <style:text-properties officeooo:rsid="000e7cc0" officeooo:paragraph-rsid="0021dc3d"/>
    </style:style>
    <style:style style:name="P30" style:family="paragraph" style:parent-style-name="Heading_20_4">
      <style:text-properties officeooo:rsid="000e7cc0" officeooo:paragraph-rsid="00227dae"/>
    </style:style>
    <style:style style:name="P31" style:family="paragraph" style:parent-style-name="Heading_20_4">
      <style:text-properties officeooo:rsid="000e7cc0" officeooo:paragraph-rsid="002384b3"/>
    </style:style>
    <style:style style:name="P32" style:family="paragraph" style:parent-style-name="Heading_20_4">
      <style:text-properties officeooo:rsid="000e7cc0" officeooo:paragraph-rsid="00283900"/>
    </style:style>
    <style:style style:name="P33" style:family="paragraph" style:parent-style-name="Heading_20_4">
      <style:text-properties officeooo:rsid="000e7cc0" officeooo:paragraph-rsid="0028a404"/>
    </style:style>
    <style:style style:name="P34" style:family="paragraph" style:parent-style-name="Heading_20_4">
      <style:text-properties officeooo:rsid="000e7cc0" officeooo:paragraph-rsid="0029d0f2"/>
    </style:style>
    <style:style style:name="P35" style:family="paragraph" style:parent-style-name="Heading_20_4">
      <style:text-properties officeooo:rsid="0011dd78" officeooo:paragraph-rsid="0011dd78"/>
    </style:style>
    <style:style style:name="P36" style:family="paragraph" style:parent-style-name="Heading_20_4">
      <style:text-properties officeooo:rsid="0011dd78" officeooo:paragraph-rsid="001c788f"/>
    </style:style>
    <style:style style:name="P37" style:family="paragraph" style:parent-style-name="Heading_20_4">
      <style:text-properties officeooo:rsid="001372fc" officeooo:paragraph-rsid="001372fc"/>
    </style:style>
    <style:style style:name="P38" style:family="paragraph" style:parent-style-name="Heading_20_4">
      <style:text-properties officeooo:rsid="001372fc" officeooo:paragraph-rsid="001e525c"/>
    </style:style>
    <style:style style:name="P39" style:family="paragraph" style:parent-style-name="Heading_20_4">
      <style:text-properties officeooo:rsid="001372fc" officeooo:paragraph-rsid="0021dc3d"/>
    </style:style>
    <style:style style:name="P40" style:family="paragraph" style:parent-style-name="Heading_20_4">
      <style:text-properties officeooo:rsid="002126f4" officeooo:paragraph-rsid="002126f4"/>
    </style:style>
    <style:style style:name="P41" style:family="paragraph" style:parent-style-name="Heading_20_4">
      <style:text-properties officeooo:rsid="0021dc3d" officeooo:paragraph-rsid="0021dc3d"/>
    </style:style>
    <style:style style:name="P42" style:family="paragraph" style:parent-style-name="Heading_20_4">
      <style:text-properties officeooo:rsid="00376fd7" officeooo:paragraph-rsid="00376fd7"/>
    </style:style>
    <style:style style:name="P43" style:family="paragraph" style:parent-style-name="Text_20_body" style:list-style-name="L1">
      <style:text-properties officeooo:paragraph-rsid="000e7cc0"/>
    </style:style>
    <style:style style:name="P44" style:family="paragraph" style:parent-style-name="Text_20_body" style:list-style-name="L1">
      <style:text-properties officeooo:paragraph-rsid="001c788f"/>
    </style:style>
    <style:style style:name="P45" style:family="paragraph" style:parent-style-name="Text_20_body" style:list-style-name="L1">
      <style:text-properties officeooo:paragraph-rsid="0021dc3d"/>
    </style:style>
    <style:style style:name="P46" style:family="paragraph" style:parent-style-name="Text_20_body" style:list-style-name="L1">
      <style:text-properties officeooo:paragraph-rsid="00227dae"/>
    </style:style>
    <style:style style:name="P47" style:family="paragraph" style:parent-style-name="Text_20_body" style:list-style-name="L1">
      <style:text-properties officeooo:paragraph-rsid="002384b3"/>
    </style:style>
    <style:style style:name="P48" style:family="paragraph" style:parent-style-name="Text_20_body" style:list-style-name="L1">
      <style:text-properties officeooo:paragraph-rsid="00283900"/>
    </style:style>
    <style:style style:name="P49" style:family="paragraph" style:parent-style-name="Text_20_body" style:list-style-name="L1">
      <style:text-properties officeooo:paragraph-rsid="0028a404"/>
    </style:style>
    <style:style style:name="P50" style:family="paragraph" style:parent-style-name="Text_20_body" style:list-style-name="L1">
      <style:text-properties officeooo:paragraph-rsid="0029d0f2"/>
    </style:style>
    <style:style style:name="P51" style:family="paragraph" style:parent-style-name="Text_20_body" style:list-style-name="L1">
      <style:text-properties officeooo:paragraph-rsid="00376fd7"/>
    </style:style>
    <style:style style:name="P52" style:family="paragraph" style:parent-style-name="Text_20_body" style:list-style-name="L1">
      <style:text-properties officeooo:rsid="001b0f3c" officeooo:paragraph-rsid="001b0f3c"/>
    </style:style>
    <style:style style:name="P53" style:family="paragraph" style:parent-style-name="Text_20_body" style:list-style-name="L3">
      <style:text-properties officeooo:rsid="001b0f3c" officeooo:paragraph-rsid="001c788f"/>
    </style:style>
    <style:style style:name="P54" style:family="paragraph" style:parent-style-name="Text_20_body" style:list-style-name="L1">
      <style:text-properties officeooo:rsid="001a0702" officeooo:paragraph-rsid="001a0702"/>
    </style:style>
    <style:style style:name="P55" style:family="paragraph" style:parent-style-name="Text_20_body" style:list-style-name="L1">
      <style:text-properties officeooo:rsid="001a0702" officeooo:paragraph-rsid="003857be"/>
    </style:style>
    <style:style style:name="P56" style:family="paragraph" style:parent-style-name="Text_20_body" style:list-style-name="L3">
      <style:text-properties officeooo:rsid="001a0702" officeooo:paragraph-rsid="003857be"/>
    </style:style>
    <style:style style:name="P57" style:family="paragraph" style:parent-style-name="Text_20_body" style:list-style-name="L2">
      <style:text-properties officeooo:paragraph-rsid="00376fd7"/>
    </style:style>
    <style:style style:name="P58" style:family="paragraph" style:parent-style-name="Text_20_body" style:list-style-name="L2">
      <style:text-properties officeooo:rsid="000e7cc0" officeooo:paragraph-rsid="000e7cc0"/>
    </style:style>
    <style:style style:name="P59" style:family="paragraph" style:parent-style-name="Text_20_body">
      <style:text-properties officeooo:rsid="000e7cc0" officeooo:paragraph-rsid="00227dae"/>
    </style:style>
    <style:style style:name="P60" style:family="paragraph" style:parent-style-name="Text_20_body">
      <style:text-properties officeooo:rsid="000e7cc0" officeooo:paragraph-rsid="002384b3"/>
    </style:style>
    <style:style style:name="P61" style:family="paragraph" style:parent-style-name="Text_20_body">
      <style:text-properties officeooo:rsid="000e7cc0" officeooo:paragraph-rsid="00283900"/>
    </style:style>
    <style:style style:name="P62" style:family="paragraph" style:parent-style-name="Text_20_body">
      <style:text-properties officeooo:rsid="000e7cc0" officeooo:paragraph-rsid="0028a404"/>
    </style:style>
    <style:style style:name="P63" style:family="paragraph" style:parent-style-name="Text_20_body">
      <style:text-properties officeooo:rsid="000e7cc0" officeooo:paragraph-rsid="0029d0f2"/>
    </style:style>
    <style:style style:name="P64" style:family="paragraph" style:parent-style-name="Text_20_body" style:list-style-name="L3">
      <style:text-properties officeooo:paragraph-rsid="0014f843"/>
    </style:style>
    <style:style style:name="P65" style:family="paragraph" style:parent-style-name="Text_20_body" style:list-style-name="L3">
      <style:text-properties officeooo:paragraph-rsid="001f30e8"/>
    </style:style>
    <style:style style:name="P66" style:family="paragraph" style:parent-style-name="Text_20_body" style:list-style-name="L3">
      <style:text-properties officeooo:paragraph-rsid="001c788f"/>
    </style:style>
    <style:style style:name="P67" style:family="paragraph" style:parent-style-name="Text_20_body" style:list-style-name="L3">
      <style:text-properties officeooo:paragraph-rsid="001e525c"/>
    </style:style>
    <style:style style:name="P68" style:family="paragraph" style:parent-style-name="Text_20_body" style:list-style-name="L3">
      <style:text-properties officeooo:paragraph-rsid="00376fd7"/>
    </style:style>
    <style:style style:name="P69" style:family="paragraph" style:parent-style-name="Text_20_body">
      <style:text-properties officeooo:rsid="002126f4" officeooo:paragraph-rsid="002126f4"/>
    </style:style>
    <style:style style:name="P70" style:family="paragraph" style:parent-style-name="Text_20_body">
      <style:text-properties officeooo:paragraph-rsid="002126f4"/>
    </style:style>
    <style:style style:name="P71" style:family="paragraph" style:parent-style-name="Text_20_body" style:list-style-name="L4">
      <style:text-properties officeooo:rsid="0021dc3d" officeooo:paragraph-rsid="0021dc3d"/>
    </style:style>
    <style:style style:name="P72" style:family="paragraph" style:parent-style-name="Text_20_body">
      <style:text-properties officeooo:rsid="0021dc3d" officeooo:paragraph-rsid="0021dc3d"/>
    </style:style>
    <style:style style:name="P73" style:family="paragraph" style:parent-style-name="Text_20_body">
      <style:text-properties officeooo:rsid="0021dc3d" officeooo:paragraph-rsid="00227dae"/>
    </style:style>
    <style:style style:name="P74" style:family="paragraph" style:parent-style-name="Text_20_body">
      <style:text-properties officeooo:rsid="0021dc3d" officeooo:paragraph-rsid="002384b3"/>
    </style:style>
    <style:style style:name="P75" style:family="paragraph" style:parent-style-name="Text_20_body">
      <style:text-properties officeooo:rsid="0025282f" officeooo:paragraph-rsid="0025282f"/>
    </style:style>
    <style:style style:name="P76" style:family="paragraph" style:parent-style-name="Text_20_body">
      <style:text-properties officeooo:rsid="0025282f" officeooo:paragraph-rsid="0028a404"/>
    </style:style>
    <style:style style:name="P77" style:family="paragraph" style:parent-style-name="Text_20_body">
      <style:text-properties officeooo:rsid="0025282f" officeooo:paragraph-rsid="0029d0f2"/>
    </style:style>
    <style:style style:name="P78" style:family="paragraph" style:parent-style-name="Text_20_body" style:list-style-name="L1">
      <style:text-properties officeooo:rsid="0028a404" officeooo:paragraph-rsid="0028a404"/>
    </style:style>
    <style:style style:name="P79" style:family="paragraph" style:parent-style-name="Text_20_body">
      <style:text-properties officeooo:rsid="002cebf7" officeooo:paragraph-rsid="002cebf7"/>
    </style:style>
    <style:style style:name="P80" style:family="paragraph" style:parent-style-name="Text_20_body">
      <style:text-properties officeooo:rsid="00316635" officeooo:paragraph-rsid="00316635"/>
    </style:style>
    <style:style style:name="P81" style:family="paragraph" style:parent-style-name="Text_20_body" style:list-style-name="L1">
      <style:text-properties officeooo:rsid="00376fd7" officeooo:paragraph-rsid="00376fd7"/>
    </style:style>
    <style:style style:name="T1" style:family="text">
      <style:text-properties officeooo:rsid="000e7cc0"/>
    </style:style>
    <style:style style:name="T2" style:family="text">
      <style:text-properties fo:color="#008000" loext:opacity="100%" style:text-line-through-style="none" style:text-line-through-type="none" fo:font-size="14pt" style:text-underline-style="none" style:font-size-asian="14pt" style:font-size-complex="14pt"/>
    </style:style>
    <style:style style:name="T3" style:family="text">
      <style:text-properties fo:color="#000000" loext:opacity="100%" style:text-line-through-style="none" style:text-line-through-type="none" fo:font-size="14pt" style:text-underline-style="none" style:font-size-asian="14pt" style:font-size-complex="14pt"/>
    </style:style>
    <style:style style:name="T4" style:family="text">
      <style:text-properties fo:color="#00a933" loext:opacity="100%" style:text-line-through-style="none" style:text-line-through-type="none" fo:font-size="14pt" style:text-underline-style="none" style:font-size-asian="14pt" style:font-size-complex="14pt"/>
    </style:style>
    <style:style style:name="T5" style:family="text">
      <style:text-properties fo:color="#00a933" loext:opacity="100%" style:text-line-through-style="none" style:text-line-through-type="none" fo:font-size="14pt" style:text-underline-style="none" officeooo:rsid="001afe3b" style:font-size-asian="14pt" style:font-size-complex="14pt"/>
    </style:style>
    <style:style style:name="T6" style:family="text">
      <style:text-properties fo:color="#00a933" loext:opacity="100%" style:text-line-through-style="none" style:text-line-through-type="none" fo:font-size="14pt" style:text-underline-style="none" officeooo:rsid="002ef94e" style:font-size-asian="14pt" style:font-size-complex="14pt"/>
    </style:style>
    <style:style style:name="T7" style:family="text">
      <style:text-properties fo:color="#00a933" loext:opacity="100%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use-window-font-color="true" loext:opacity="0%" style:text-line-through-style="none" style:text-line-through-type="none" fo:font-size="14pt" style:text-underline-style="none" style:font-size-asian="14pt" style:font-size-complex="14pt"/>
    </style:style>
    <style:style style:name="T9" style:family="text">
      <style:text-properties style:use-window-font-color="true" loext:opacity="0%" style:text-line-through-style="none" style:text-line-through-type="none" fo:font-size="14pt" style:text-underline-style="none" officeooo:rsid="002ef94e" style:font-size-asian="14pt" style:font-size-complex="14pt"/>
    </style:style>
    <style:style style:name="T10" style:family="text">
      <style:text-properties style:use-window-font-color="true" loext:opacity="0%" style:text-line-through-style="none" style:text-line-through-type="none" fo:font-size="14pt" style:text-underline-style="none" officeooo:rsid="003ac66d" style:font-size-asian="14pt" style:font-size-complex="14pt"/>
    </style:style>
    <style:style style:name="T11" style:family="text">
      <style:text-properties officeooo:rsid="00104983"/>
    </style:style>
    <style:style style:name="T12" style:family="text">
      <style:text-properties officeooo:rsid="0011dd78"/>
    </style:style>
    <style:style style:name="T13" style:family="text">
      <style:text-properties officeooo:rsid="0014f843"/>
    </style:style>
    <style:style style:name="T14" style:family="text">
      <style:text-properties officeooo:rsid="001820ba"/>
    </style:style>
    <style:style style:name="T15" style:family="text">
      <style:text-properties officeooo:rsid="001b0f3c"/>
    </style:style>
    <style:style style:name="T16" style:family="text">
      <style:text-properties officeooo:rsid="001c788f"/>
    </style:style>
    <style:style style:name="T17" style:family="text">
      <style:text-properties officeooo:rsid="001e525c"/>
    </style:style>
    <style:style style:name="T18" style:family="text">
      <style:text-properties officeooo:rsid="002126f4"/>
    </style:style>
    <style:style style:name="T19" style:family="text">
      <style:text-properties officeooo:rsid="00227dae"/>
    </style:style>
    <style:style style:name="T20" style:family="text">
      <style:text-properties officeooo:rsid="002384b3"/>
    </style:style>
    <style:style style:name="T21" style:family="text">
      <style:text-properties officeooo:rsid="0026f824"/>
    </style:style>
    <style:style style:name="T22" style:family="text">
      <style:text-properties officeooo:rsid="0027f5e9"/>
    </style:style>
    <style:style style:name="T23" style:family="text">
      <style:text-properties officeooo:rsid="00283900"/>
    </style:style>
    <style:style style:name="T24" style:family="text">
      <style:text-properties officeooo:rsid="0028a404"/>
    </style:style>
    <style:style style:name="T25" style:family="text">
      <style:text-properties officeooo:rsid="0029d0f2"/>
    </style:style>
    <style:style style:name="T26" style:family="text">
      <style:text-properties officeooo:rsid="002b3de9"/>
    </style:style>
    <style:style style:name="T27" style:family="text">
      <style:text-properties officeooo:rsid="00376fd7"/>
    </style:style>
    <style:style style:name="T28" style:family="text">
      <style:text-properties officeooo:rsid="003857be"/>
    </style:style>
    <style:style style:name="T29" style:family="text">
      <style:text-properties officeooo:rsid="0038b4f7"/>
    </style:style>
    <style:style style:name="T30" style:family="text">
      <style:text-properties officeooo:rsid="003a14e1"/>
    </style:style>
    <style:style style:name="T31" style:family="text">
      <style:text-properties officeooo:rsid="003ca10d"/>
    </style:style>
    <style:style style:name="T32" style:family="text">
      <style:text-properties officeooo:rsid="003d2f57"/>
    </style:style>
    <style:style style:name="T33" style:family="text">
      <style:text-properties officeooo:rsid="003f2cfe"/>
    </style:style>
    <style:style style:name="T34" style:family="text">
      <style:text-properties officeooo:rsid="00402499"/>
    </style:style>
    <style:style style:name="T35" style:family="text">
      <style:text-properties officeooo:rsid="0040e219"/>
    </style:style>
    <style:style style:name="T36" style:family="text">
      <style:text-properties officeooo:rsid="00413269"/>
    </style:style>
    <style:style style:name="T37" style:family="text">
      <style:text-properties officeooo:rsid="00432a26"/>
    </style:style>
    <style:style style:name="T38" style:family="text">
      <style:text-properties officeooo:rsid="004390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 Galvão Abbott</text:h>
      <text:p text:style-name="P8"><text:span text:style-name="T27">Engenheiro de </text:span>Software <text:span text:style-name="T27">Sênior</text:span> &amp;&amp; Tech Lead</text:p>
      <text:p text:style-name="P1"><text:a xlink:type="simple" xlink:href="http://galvao.eti.br/" text:style-name="Internet_20_link" text:visited-style-name="Visited_20_Internet_20_Link"/></text:p>
      <text:p text:style-name="P3"><text:a xlink:type="simple" xlink:href="http://www.galvao.eti.br/" text:style-name="Internet_20_link" text:visited-style-name="Visited_20_Internet_20_Link"><text:span text:style-name="T5">www.galvao.eti.br</text:span></text:a><text:span text:style-name="T2"> <text:s text:c="7"/></text:span><text:span text:style-name="T3">| <text:s text:c="4"/></text:span><text:span text:style-name="T2"><text:s/></text:span><text:a xlink:type="simple" xlink:href="https://linkedin.com/in/galvao" text:style-name="Internet_20_link" text:visited-style-name="Visited_20_Internet_20_Link"><text:span text:style-name="T4">linkedin.com/in/galvao</text:span></text:a><text:span text:style-name="T2"> <text:s text:c="5"/></text:span><text:span text:style-name="T3">| <text:s text:c="4"/></text:span><text:span text:style-name="T2"><text:s/></text:span><text:a xlink:type="simple" xlink:href="https://github.com/galvao" text:style-name="Internet_20_link" text:visited-style-name="Visited_20_Internet_20_Link"><text:span text:style-name="T4">github.com/galvao</text:span></text:a></text:p>
      <text:p text:style-name="P10"><text:a xlink:type="simple" xlink:href="mailto:galvao@galvao.eti.br" text:style-name="Internet_20_link" text:visited-style-name="Visited_20_Internet_20_Link"><text:span text:style-name="T7">galvao@galvao.eti.br</text:span></text:a><text:span text:style-name="T4"> <text:s/></text:span><text:span text:style-name="T8">| <text:s text:c="7"/></text:span><text:span text:style-name="T10">+55 </text:span><text:span text:style-name="T8">51 9-9743-6505 <text:s text:c="11"/></text:span><text:span text:style-name="T9">| <text:s text:c="4"/></text:span><text:span text:style-name="T8"><text:s/></text:span><text:a xlink:type="simple" xlink:href="https://github.com/galvao-eti" text:style-name="Internet_20_link" text:visited-style-name="Visited_20_Internet_20_Link"><text:span text:style-name="T4">github.com/galvao-</text:span><text:span text:style-name="T6">eti</text:span></text:a></text:p>
      <text:p text:style-name="P3"><text:span text:style-name="T8"/></text:p>
      <text:h text:style-name="P12" text:outline-level="2">Educação</text:h>
      <text:p text:style-name="P79"><text:span text:style-name="T27">Educação Superior </text:span>(Incomplet<text:span text:style-name="T27">a</text:span>) – <text:span text:style-name="T27">Comunicação Social (Publicidade e Propaganda)</text:span><text:line-break/>PUC – RS</text:p>
      <text:p text:style-name="P80">Professor <text:s/><text:span text:style-name="T27">Convidado de Pós-Graduação </text:span>– UNOESC (SC), UNICESUMAR <text:span text:style-name="T27">e</text:span> UNIALFA (PR)</text:p>
      <text:p text:style-name="Horizontal_20_Line"/>
      <text:h text:style-name="P13" text:outline-level="2">Experiê<text:span text:style-name="T27">ncia</text:span> Prof<text:span text:style-name="T27">i</text:span>ssional</text:h>
      <text:h text:style-name="P14" text:outline-level="3">AI Solutions</text:h>
      <text:p text:style-name="P2"><text:span text:style-name="T27">Engenheiro de Software Sênior / Tech Lead PHP</text:span><text:line-break/>FE<text:span text:style-name="T27">V</text:span>/2023 – SE<text:span text:style-name="T27">T</text:span>/2023</text:p>
      <text:h text:style-name="P28" text:outline-level="4">Atividades</text:h>
      <text:list xml:id="list3302691223" text:style-name="L1">
        <text:list-item>
          <text:p text:style-name="P43"><text:span text:style-name="T27">Definir, documentar e desenhar uma Estratégia de Branching para toda a empresa</text:span>;</text:p>
        </text:list-item>
        <text:list-item>
          <text:p text:style-name="P43"><text:span text:style-name="T27">Programar e debugar código-fonte para o produto da empresa</text:span>;</text:p>
        </text:list-item>
        <text:list-item>
          <text:p text:style-name="P43"><text:span text:style-name="T29">Code Review e sugestões de melhorias</text:span>;</text:p>
        </text:list-item>
        <text:list-item>
          <text:p text:style-name="P52"><text:span text:style-name="T27">Gerenciamento de </text:span>Pull Request: <text:span text:style-name="T27">Análise, Discussão, Aprovação e Merge;</text:span></text:p>
        </text:list-item>
        <text:list-item>
          <text:p text:style-name="P43"><text:span text:style-name="T27">Gerenciamento de </text:span>Releases <text:span text:style-name="T27">para os vários ambientes da empresa e clientes;</text:span></text:p>
        </text:list-item>
        <text:list-item>
          <text:p text:style-name="P44"><text:span text:style-name="T27">Otimização e melhoria de código-fonte legado</text:span>;</text:p>
        </text:list-item>
        <text:list-item>
          <text:p text:style-name="P81">Introdução de novos component<text:span text:style-name="T28">e</text:span>s, pacotes e bibliotecas para a equipe;</text:p>
        </text:list-item>
        <text:list-item>
          <text:p text:style-name="P54">Pair Programming <text:span text:style-name="T27">e calls one-on-one com os colegas</text:span>;</text:p>
        </text:list-item>
      </text:list>
      <text:h text:style-name="P42" text:outline-level="4">Tecnologias e Skills</text:h>
      <text:p text:style-name="P2">Linux, <text:span text:style-name="T14">Shell, </text:span>Git, GitHub, Docker, Apache Guacamole, <text:span text:style-name="T12">JSON, </text:span>PHP, Laravel, SQL, PostgreSQL, <text:span text:style-name="T11">Jira, Confluence</text:span></text:p>
      <text:p text:style-name="P2"/>
      <text:h text:style-name="P15" text:outline-level="3">Vox Tecnologia</text:h>
      <text:p text:style-name="P2">Programador <text:span text:style-name="T31">Sênior </text:span>II<text:line-break/>A<text:span text:style-name="T30">B</text:span>R/2022 – A<text:span text:style-name="T30">GO</text:span>/2022</text:p>
      <text:h text:style-name="P28" text:outline-level="4">Atividades</text:h>
      <text:list text:style-name="L2">
        <text:list-item>
          <text:p text:style-name="P58"><text:span text:style-name="T28">Analisar e adaptar queries SQL de </text:span>Oracle <text:span text:style-name="T28">para</text:span> PostgreSQL;</text:p>
        </text:list-item>
        <text:list-item>
          <text:p text:style-name="P57"><text:span text:style-name="T27">Programar e debugar código-fonte para o produto da empresa</text:span>;</text:p>
        </text:list-item>
        <text:list-item>
          <text:p text:style-name="P57"><text:span text:style-name="T27">Otimização e melhoria de código-fonte legado</text:span>;</text:p>
        </text:list-item>
      </text:list>
      <text:h text:style-name="P35" text:outline-level="4">Tecnologias &amp; Skills</text:h>
      <text:p text:style-name="P5">Linux, <text:span text:style-name="T14">Shell, </text:span>Git, <text:span text:style-name="T15">BitBucket</text:span>, Docker, <text:span text:style-name="T12">JSON, </text:span>PHP, Laravel, SQL, PostgreSQL, <text:span text:style-name="T11">Jira, Confluence</text:span></text:p>
      <text:p text:style-name="P4"/>
      <text:h text:style-name="P16" text:outline-level="3">UOL EdTech</text:h>
      <text:p text:style-name="P7"><text:span text:style-name="T32">Gerente de Projetos</text:span><text:line-break/>MA<text:span text:style-name="T30">I</text:span>/2021 – MAR/2022</text:p>
      <text:h text:style-name="P37" text:outline-level="4">Atividades</text:h>
      <text:list xml:id="list671607126" text:style-name="L3">
        <text:list-item>
          <text:p text:style-name="P64">Defin<text:span text:style-name="T28">ir,</text:span> document<text:span text:style-name="T28">ar</text:span> <text:span text:style-name="T28">e</text:span> <text:span text:style-name="T28">desenhar uma nova proposta de arquitetura</text:span> <text:span text:style-name="T28">para os sistemas de toda a empresa com frequente consulta e posterior aprovação de todos os </text:span>Tech Leads;</text:p>
        </text:list-item>
        <text:list-item>
          <text:p text:style-name="P64">Definir, documentar e desenhar <text:span text:style-name="T28">uma Aplicação de Anonimização para a conformidade com a LGPD</text:span><text:span text:style-name="T13">;</text:span></text:p>
        </text:list-item>
        <text:list-item>
          <text:p text:style-name="P68">Programar e debugar código-fonte para o produto da empresa;</text:p>
        </text:list-item>
        <text:list-item>
          <text:p text:style-name="P66"><text:span text:style-name="T28">Code Review e sugestões de melhorias</text:span>;</text:p>
        </text:list-item>
        <text:list-item>
          <text:p text:style-name="P53"><text:span text:style-name="T29">Gerenciamento de </text:span>Pull Request: <text:span text:style-name="T29">Análise, Discussão, Aprovação e Merge</text:span>;</text:p>
        </text:list-item>
        <text:list-item>
          <text:p text:style-name="P64"><text:span text:style-name="T33">Apoiar Desenvolvedores(as) e </text:span>DevOps <text:span text:style-name="T33">em</text:span> issues relat<text:span text:style-name="T33">cionadas à linguagem;</text:span></text:p>
        </text:list-item>
        <text:list-item>
          <text:p text:style-name="P68"><text:span text:style-name="T27">Otimização e melhoria de código-fonte legado</text:span>;</text:p>
        </text:list-item>
        <text:list-item>
          <text:p text:style-name="P56">Pair Programming <text:span text:style-name="T27">e calls one-on-one com os colegas.</text:span></text:p>
        </text:list-item>
      </text:list>
      <text:h text:style-name="P36" text:outline-level="4">Tecnologias &amp; Skills</text:h>
      <text:p text:style-name="P6">Linux, <text:span text:style-name="T14">Shell, </text:span>Git, <text:span text:style-name="T15">BitBucket</text:span>, Docker, <text:span text:style-name="T12">JSON, </text:span>PHP, Laravel, SQL, <text:span text:style-name="T17">My</text:span>SQL, <text:span text:style-name="T11">Jira, Confluence</text:span></text:p>
      <text:h text:style-name="P17" text:outline-level="3"/>
      <text:h text:style-name="P18" text:outline-level="3">Vivaweb</text:h>
      <text:p text:style-name="P9">Programador <text:span text:style-name="T34">Sênior</text:span><text:line-break/><text:span text:style-name="T21">JUL</text:span>/2020 – <text:span text:style-name="T21">A</text:span><text:span text:style-name="T30">B</text:span><text:span text:style-name="T21">R</text:span>/2021</text:p>
      <text:h text:style-name="P38" text:outline-level="4">Atividades</text:h>
      <text:list text:continue-numbering="true" text:style-name="L3">
        <text:list-item>
          <text:p text:style-name="P67">Defin<text:span text:style-name="T35">ir</text:span>, document<text:span text:style-name="T35">ar</text:span> <text:span text:style-name="T35">e</text:span> <text:span text:style-name="T35">desenvolver</text:span><text:span text:style-name="T17"> </text:span><text:span text:style-name="T35">uma extensão para navegadores compatível com </text:span><text:span text:style-name="T17">Chrome </text:span><text:span text:style-name="T35">e</text:span><text:span text:style-name="T17"> Firefox </text:span><text:span text:style-name="T35">para a feature de chat do produto;</text:span></text:p>
        </text:list-item>
        <text:list-item>
          <text:p text:style-name="P65">Programar e debugar código-fonte para o produto da empresa;</text:p>
        </text:list-item>
        <text:list-item>
          <text:p text:style-name="P67">Code Review <text:span text:style-name="T35">e sugestões de melhorias</text:span>;</text:p>
        </text:list-item>
        <text:list-item>
          <text:p text:style-name="P68"><text:span text:style-name="T27">Otimização e melhoria de código-fonte legado</text:span>;</text:p>
        </text:list-item>
        <text:list-item>
          <text:p text:style-name="P56">Pair Programming <text:span text:style-name="T27">e calls one-on-one com os colegas.</text:span></text:p>
        </text:list-item>
      </text:list>
      <text:h text:style-name="P40" text:outline-level="4">Tecnologias &amp; Skills</text:h>
      <text:p text:style-name="P70">Linux, Shell, Git, BitBucket, Docker, <text:span text:style-name="T23">HTML, CSS, JavaScript,</text:span> JSON, PHP, <text:span text:style-name="T23">Zend Framework</text:span>, SQL, <text:span text:style-name="T18">PostgreSQL</text:span></text:p>
      <text:h text:style-name="P19" text:outline-level="3"><text:span text:style-name="T35">Diversas</text:span><text:span text:style-name="T23"> (</text:span>Freelance<text:span text:style-name="T23">)</text:span></text:h>
      <text:p text:style-name="P69">Freelance <text:span text:style-name="T35">Desenvolvedor</text:span>, Instrutor <text:span text:style-name="T35">e Consultor</text:span><text:line-break/><text:span text:style-name="T22">AG</text:span><text:span text:style-name="T30">O</text:span><text:span text:style-name="T22">/</text:span>2011 – <text:span text:style-name="T22">JUN/</text:span>2020</text:p>
      <text:h text:style-name="P39" text:outline-level="4">Atividades</text:h>
      <text:list text:style-name="L4">
        <text:list-item>
          <text:p text:style-name="P71"><text:span text:style-name="T36">Desenvolvimento Web para diversos clientes</text:span>;</text:p>
        </text:list-item>
        <text:list-item>
          <text:p text:style-name="P71">Consult<text:span text:style-name="T36">oria</text:span> <text:span text:style-name="T36">em</text:span> AppSec, <text:span text:style-name="T36">realizando </text:span>pentests <text:span text:style-name="T36">semi-automatizados</text:span>, anal<text:span text:style-name="T36">isando</text:span> result<text:span text:style-name="T36">ado</text:span>s <text:span text:style-name="T36">e gerando relatórios</text:span>;</text:p>
        </text:list-item>
        <text:list-item>
          <text:p text:style-name="P71"><text:span text:style-name="T37">Treinamento </text:span>In-company <text:span text:style-name="T37">para empresas de todo o </text:span>Brasil, <text:span text:style-name="T37">incluindo, mas não limitado à</text:span>: Banco da Amazonia (PA), USP (SP) <text:span text:style-name="T37">e as empresas de Processamento de Dados dos Estados de </text:span>MG, RS <text:span text:style-name="T37">e</text:span> SC.</text:p>
        </text:list-item>
      </text:list>
      <text:h text:style-name="P41" text:outline-level="4">Tecnologias &amp; Skills</text:h>
      <text:p text:style-name="P72">Linux, Shell, Git, GitHub, PHP, Zend Framework, OWASP Top 10, Zed Attack Proxy</text:p>
      <text:p text:style-name="P72"/>
      <text:h text:style-name="P20" text:outline-level="3">Dinamize</text:h>
      <text:p text:style-name="P72">Programador<text:line-break/>JAN/2011 – JUL/2011</text:p>
      <text:h text:style-name="P29" text:outline-level="4">Atividades</text:h>
      <text:list xml:id="list115239719871913" text:continue-list="list3302691223" text:style-name="L1">
        <text:list-item>
          <text:p text:style-name="P45">Programar e debugar código-fonte para o produto da empresa;</text:p>
        </text:list-item>
        <text:list-item>
          <text:p text:style-name="P51"><text:span text:style-name="T27">Otimização e melhoria de código-fonte legado</text:span>;</text:p>
        </text:list-item>
        <text:list-item>
          <text:p text:style-name="P45">Introduzir novos componentes, pacotes e bibliotecas para a equipe.</text:p>
        </text:list-item>
        <text:list-item>
          <text:p text:style-name="P55">Pair Programming <text:span text:style-name="T27">e calls one-on-one com os colegas.</text:span></text:p>
        </text:list-item>
      </text:list>
      <text:h text:style-name="P29" text:outline-level="4">Tecnologias &amp; Skills</text:h>
      <text:p text:style-name="P59">Linux, <text:span text:style-name="T14">Shell, </text:span>Apache <text:span text:style-name="T19">HTTPd</text:span>, <text:span text:style-name="T12">JSON, </text:span>PHP, <text:span text:style-name="T19">Zend Framework</text:span>, SQL, PostgreSQL</text:p>
      <text:h text:style-name="P21" text:outline-level="3">PROCERGS (<text:span text:style-name="T38">terceirizado</text:span> <text:span text:style-name="T38">pela</text:span> LNX Open)</text:h>
      <text:p text:style-name="P73">Programador<text:line-break/>J<text:span text:style-name="T19">UL</text:span>/201<text:span text:style-name="T19">0</text:span> – <text:span text:style-name="T19">NOV</text:span>/201<text:span text:style-name="T19">0</text:span></text:p>
      <text:h text:style-name="P30" text:outline-level="4">Atividades</text:h>
      <text:list xml:id="list115240683338118" text:continue-numbering="true" text:style-name="L1">
        <text:list-item>
          <text:p text:style-name="P46">Programar e debugar código-fonte para o produto da empresa;</text:p>
        </text:list-item>
        <text:list-item>
          <text:p text:style-name="P51"><text:span text:style-name="T27">Otimização e melhoria de código-fonte legado</text:span>;</text:p>
        </text:list-item>
        <text:list-item>
          <text:p text:style-name="P46">Introduzir novos componentes, pacotes e bibliotecas para a equipe.</text:p>
        </text:list-item>
        <text:list-item>
          <text:p text:style-name="P55">Pair Programming <text:span text:style-name="T27">e calls one-on-one com os colegas.</text:span></text:p>
        </text:list-item>
      </text:list>
      <text:h text:style-name="P30" text:outline-level="4">Tecnologias &amp; Skills</text:h>
      <text:p text:style-name="P59">Linux, <text:span text:style-name="T14">Shell, </text:span>Apache <text:span text:style-name="T19">HTTPd</text:span>, <text:span text:style-name="T12">JSON, </text:span>PHP, <text:span text:style-name="T19">Zend Framework</text:span>, SQL, PostgreSQL</text:p>
      <text:h text:style-name="P22" text:outline-level="3"/>
      <text:h text:style-name="P23" text:outline-level="3">HD Interactive, Inc.</text:h>
      <text:p text:style-name="P74">Programador<text:line-break/><text:span text:style-name="T20">DE</text:span><text:span text:style-name="T30">Z</text:span>/20<text:span text:style-name="T20">09</text:span> – <text:span text:style-name="T20">JUL</text:span>/201<text:span text:style-name="T19">0</text:span></text:p>
      <text:h text:style-name="P31" text:outline-level="4">Atividades</text:h>
      <text:list xml:id="list115239741688313" text:continue-numbering="true" text:style-name="L1">
        <text:list-item>
          <text:p text:style-name="P47">Programar e debugar código-fonte para o produto da empresa;</text:p>
        </text:list-item>
        <text:list-item>
          <text:p text:style-name="P51"><text:span text:style-name="T27">Otimização e melhoria de código-fonte legado</text:span>;</text:p>
        </text:list-item>
        <text:list-item>
          <text:p text:style-name="P47">Introduzir novos componentes, pacotes e bibliotecas para a equipe.</text:p>
        </text:list-item>
        <text:list-item>
          <text:p text:style-name="P55">Pair Programming <text:span text:style-name="T27">e calls one-on-one com os colegas.</text:span></text:p>
        </text:list-item>
      </text:list>
      <text:h text:style-name="P31" text:outline-level="4">Tecnologias &amp; Skills</text:h>
      <text:p text:style-name="P60">Linux, <text:span text:style-name="T14">Shell, </text:span>Apache <text:span text:style-name="T19">HTTPd</text:span>, <text:span text:style-name="T12">JSON, </text:span>PHP, <text:span text:style-name="T19">Zend Framework</text:span>, SQL, PostgreSQL</text:p>
      <text:h text:style-name="P24" text:outline-level="3">Alert Logic, Inc.</text:h>
      <text:p text:style-name="P75">Programador<text:line-break/>MAR/2007 – NOV/2007</text:p>
      <text:h text:style-name="P32" text:outline-level="4">Atividades</text:h>
      <text:list xml:id="list115239908566780" text:continue-numbering="true" text:style-name="L1">
        <text:list-item>
          <text:p text:style-name="P48">Programar e debugar código-fonte para o produto da empresa, <text:span text:style-name="T27">uma interface web para um Sistema de Detecção de Intrusão</text:span><text:span text:style-name="T23">;</text:span></text:p>
        </text:list-item>
        <text:list-item>
          <text:p text:style-name="P51"><text:span text:style-name="T27">Otimização e melhoria de código-fonte legado</text:span>;</text:p>
        </text:list-item>
        <text:list-item>
          <text:p text:style-name="P48">Introduzir novos componentes, pacotes e bibliotecas para a equipe.</text:p>
        </text:list-item>
        <text:list-item>
          <text:p text:style-name="P55">Pair Programming <text:span text:style-name="T27">e calls one-on-one com os colegas.</text:span></text:p>
        </text:list-item>
      </text:list>
      <text:h text:style-name="P32" text:outline-level="4">Tecnologias &amp; Skills</text:h>
      <text:p text:style-name="P61">Linux, <text:span text:style-name="T14">Shell, </text:span>Apache <text:span text:style-name="T19">HTTPd</text:span>, <text:span text:style-name="T23">JavaScript,</text:span> <text:span text:style-name="T12">JSON, </text:span>PHP, <text:span text:style-name="T23">Code Igniter</text:span>, SQL, <text:span text:style-name="T23">My</text:span>SQL</text:p>
      <text:p text:style-name="P61"/>
      <text:h text:style-name="P25" text:outline-level="3">Informa Brasil</text:h>
      <text:p text:style-name="P76">Programador<text:line-break/>MA<text:span text:style-name="T30">I</text:span>/200<text:span text:style-name="T24">2</text:span> – <text:span text:style-name="T24">SE</text:span><text:span text:style-name="T30">T</text:span>/200<text:span text:style-name="T24">3</text:span></text:p>
      <text:h text:style-name="P33" text:outline-level="4">Atividades</text:h>
      <text:list xml:id="list115239747339358" text:continue-numbering="true" text:style-name="L1">
        <text:list-item>
          <text:p text:style-name="P78">Convert<text:span text:style-name="T38">er um sistema web desenvolvido em </text:span>ASP <text:span text:style-name="T38">e</text:span> MS SQL Server <text:span text:style-name="T38">para</text:span> PHP, PostgreSQL <text:span text:style-name="T38">e</text:span> Oracle;</text:p>
        </text:list-item>
        <text:list-item>
          <text:p text:style-name="P49">Programar e debugar código-fonte para o produto da empresa;</text:p>
        </text:list-item>
        <text:list-item>
          <text:p text:style-name="P51"><text:span text:style-name="T27">Otimização e melhoria de código-fonte legado</text:span>;</text:p>
        </text:list-item>
        <text:list-item>
          <text:p text:style-name="P49">Introduzir novos componentes, pacotes e bibliotecas para a equipe.</text:p>
        </text:list-item>
        <text:list-item>
          <text:p text:style-name="P55">Pair Programming <text:span text:style-name="T27">e calls one-on-one com os colegas.</text:span></text:p>
        </text:list-item>
      </text:list>
      <text:h text:style-name="P33" text:outline-level="4">Tecnologias &amp; Skills</text:h>
      <text:p text:style-name="P62">Linux, <text:span text:style-name="T14">Shell, </text:span>Apache <text:span text:style-name="T19">HTTPd</text:span>, <text:span text:style-name="T24">HTML, CSS, </text:span><text:span text:style-name="T23">JavaScript,</text:span> PHP, SQL, <text:span text:style-name="T24">PostgreSQL, Oracle, MS SQL Server</text:span></text:p>
      <text:h text:style-name="P26" text:outline-level="3">Telefónica (<text:span text:style-name="T38">terceirizado pela</text:span> Meta)</text:h>
      <text:p text:style-name="P76">Programador<text:line-break/>MA<text:span text:style-name="T30">I</text:span>/200<text:span text:style-name="T24">2</text:span> – <text:span text:style-name="T24">SE</text:span><text:span text:style-name="T30">T</text:span>/200<text:span text:style-name="T24">3</text:span></text:p>
      <text:h text:style-name="P33" text:outline-level="4">Atividades</text:h>
      <text:list xml:id="list115239705907159" text:continue-numbering="true" text:style-name="L1">
        <text:list-item>
          <text:p text:style-name="P49">Programar e debugar código-fonte para o produto da empresa;</text:p>
        </text:list-item>
        <text:list-item>
          <text:p text:style-name="P51"><text:span text:style-name="T27">Otimização e melhoria de código-fonte legado</text:span>;</text:p>
        </text:list-item>
        <text:list-item>
          <text:p text:style-name="P49">Introduzir novos componentes, pacotes e bibliotecas para a equipe.</text:p>
        </text:list-item>
        <text:list-item>
          <text:p text:style-name="P55">Pair Programming <text:span text:style-name="T27">e calls one-on-one com os colegas.</text:span></text:p>
        </text:list-item>
      </text:list>
      <text:h text:style-name="P33" text:outline-level="4">Tecnologias &amp; Skills</text:h>
      <text:p text:style-name="P62">Linux, <text:span text:style-name="T14">Shell, </text:span>Apache <text:span text:style-name="T19">HTTPd</text:span>, <text:span text:style-name="T24">HTML, CSS, </text:span><text:span text:style-name="T23">JavaScript,</text:span> P<text:span text:style-name="T24">erl</text:span>, SQL, <text:span text:style-name="T24">Oracle</text:span></text:p>
      <text:h text:style-name="P27" text:outline-level="3">Voyager</text:h>
      <text:p text:style-name="P77"><text:span text:style-name="T25">Web Developer</text:span><text:line-break/><text:span text:style-name="T25">JUN</text:span>/<text:span text:style-name="T25">1997</text:span> – <text:span text:style-name="T25">DE</text:span><text:span text:style-name="T30">Z</text:span>/<text:span text:style-name="T25">1999</text:span></text:p>
      <text:h text:style-name="P34" text:outline-level="4">Atividades</text:h>
      <text:list text:continue-numbering="true" text:style-name="L1">
        <text:list-item>
          <text:p text:style-name="P50">Programar e debugar código-fonte para o produto da empresa;</text:p>
        </text:list-item>
        <text:list-item>
          <text:p text:style-name="P51"><text:span text:style-name="T27">Otimização e melhoria de código-fonte legado</text:span>;</text:p>
        </text:list-item>
        <text:list-item>
          <text:p text:style-name="P50">Introduzir novos componentes, pacotes e bibliotecas para a equipe.</text:p>
        </text:list-item>
        <text:list-item>
          <text:p text:style-name="P55">Pair Programming <text:span text:style-name="T27">e calls one-on-one com os colegas.</text:span></text:p>
        </text:list-item>
      </text:list>
      <text:h text:style-name="P34" text:outline-level="4">Tecnologias &amp; Skills</text:h>
      <text:p text:style-name="P63"><text:span text:style-name="T26">FreeBSD</text:span>, <text:span text:style-name="T14">Shell, </text:span>Apache <text:span text:style-name="T19">HTTPd</text:span>, <text:span text:style-name="T24">HTML, CSS, </text:span><text:span text:style-name="T23">JavaScript,</text:span> P<text:span text:style-name="T26">erl</text:span>, SQL, <text:span text:style-name="T26">My</text:span><text:span text:style-name="T24">SQL</text:span></text:p>
      <text:p text:style-name="Horizontal_20_Line"/>
      <text:h text:style-name="P11" text:outline-level="2">Skills</text:h>
      <text:p text:style-name="P79">Linux, Shell, HTML, CSS, JavaScript, XML, JSON, OpenAPI Specification, Perl, PHP, CodeIgniter, Zend Framework, Laminas, Laminas Mezzio, Laravel, Lumen, SQL, MariaDB, MySQL, PostgreSQL, Oracle, MS SQL Serv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2" fo:font-family="'Source Sans Pro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Source Sans Pro" fo:font-family="'Source Sans Pro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Source Sans Pro" fo:font-family="'Source Sans Pro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Source Sans Pro" fo:font-family="'Source Sans Pro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style:font-name="Source Sans Pro1" fo:font-family="'Source Sans Pro'" style:font-style-name="Bold Italic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2:21:10.095892246</meta:creation-date>
    <dc:date>2023-10-02T11:52:39.519468694</dc:date>
    <meta:editing-duration>P2DT11H34M52S</meta:editing-duration>
    <meta:editing-cycles>49</meta:editing-cycles>
    <meta:generator>LibreOffice/7.6.1.2$Linux_X86_64 LibreOffice_project/60$Build-2</meta:generator>
    <meta:print-date>2023-10-02T06:23:10.188149754</meta:print-date>
    <meta:printed-by>PDF files</meta:printed-by>
    <meta:document-statistic meta:table-count="0" meta:image-count="0" meta:object-count="0" meta:page-count="7" meta:paragraph-count="126" meta:word-count="929" meta:character-count="6294" meta:non-whitespace-character-count="5485"/>
  </office:meta>
</office:document-meta>
</file>